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edia/STATUSREPORT.wav" manifest:media-type="application/vnd.sun.star.media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833cm" fo:min-width="5.1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cm" svg:height="8.2cm" svg:x="-0.5cm" svg:y="0.7cm">
          <draw:text-box>
            <text:list text:style-name="L1">
              <text:list-item>
                <text:p>- opkg-lede successfully</text:p>
              </text:list-item>
              <text:list-item>
                <text:p>Integrated using GNU Make</text:p>
                <text:p>(tho no support for .debs)</text:p>
              </text:list-item>
              <text:list-item>
                <text:p>-Julius library evaluated</text:p>
              </text:list-item>
              <text:list-item>
                <text:p>then tested for speech recognition.(Doesn’t work)</text:p>
              </text:list-item>
              <text:list-item>
                <text:p>-Radio feed added. IDM</text:p>
              </text:list-item>
              <text:list-item>
                <text:p>Zip created.</text:p>
              </text:list-item>
            </text:list>
          </draw:text-box>
        </draw:frame>
        <draw:frame draw:style-name="gr2" draw:text-style-name="P1" draw:layer="layout" svg:width="5.4cm" svg:height="0.712cm" svg:x="1.2cm" svg:y="0.1cm">
          <draw:text-box>
            <text:p>Status Report</text:p>
          </draw:text-box>
        </draw:frame>
        <draw:line draw:style-name="gr3" draw:text-style-name="P2" draw:layer="layout" svg:x1="0.2cm" svg:y1="0.7cm" svg:x2="5.8cm" svg:y2="0.7cm">
          <text:p/>
        </draw:line>
        <draw:line draw:style-name="gr3" draw:text-style-name="P2" draw:layer="layout" svg:x1="0.2cm" svg:y1="4.6cm" svg:x2="5.8cm" svg:y2="4.6cm">
          <text:p/>
        </draw:line>
        <draw:frame draw:style-name="gr4" draw:text-style-name="P1" draw:layer="layout" svg:width="5.6cm" svg:height="4.817cm" svg:x="0.2cm" svg:y="4.6cm">
          <draw:text-box>
            <text:p>- Fix windows version of</text:p>
            <text:p>Myixos packaging.</text:p>
            <text:p>-Test myixos on FAT32</text:p>
            <text:p>Partition in windows.</text:p>
            <text:p>-Syslinux for myixos.</text:p>
            <text:p>- Then subsequent work</text:p>
            <text:p>on graphing/forecasting.</text:p>
            <text:p>- Then whatever else.</text:p>
          </draw:text-box>
        </draw:frame>
        <draw:custom-shape draw:style-name="gr5" draw:text-style-name="P3" draw:layer="layout" svg:width="5.6cm" svg:height="1.083cm" svg:x="0.2cm" svg:y="8.71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276cm" svg:height="1.276cm" svg:x="2.324cm" svg:y="8.617cm">
          <draw:plugin xlink:href="Media/STATUSREPOR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line draw:style-name="gr3" draw:text-style-name="P2" draw:layer="layout" svg:x1="0.2cm" svg:y1="0.2cm" svg:x2="0.2cm" svg:y2="0.7cm">
          <text:p/>
        </draw:line>
        <draw:line draw:style-name="gr3" draw:text-style-name="P2" draw:layer="layout" svg:x1="5.8cm" svg:y1="0.7cm" svg:x2="5.8cm" svg:y2="0.2cm">
          <text:p/>
        </draw:line>
        <draw:line draw:style-name="gr3" draw:text-style-name="P2" draw:layer="layout" svg:x1="0.2cm" svg:y1="0.2cm" svg:x2="5.8cm" svg:y2="0.2cm">
          <text:p/>
        </draw:line>
        <draw:line draw:style-name="gr3" draw:text-style-name="P2" draw:layer="layout" svg:x1="0.2cm" svg:y1="0.7cm" svg:x2="0.2cm" svg:y2="8.717cm">
          <text:p/>
        </draw:line>
        <draw:line draw:style-name="gr3" draw:text-style-name="P2" draw:layer="layout" svg:x1="5.8cm" svg:y1="0.7cm" svg:x2="5.8cm" svg:y2="8.717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lwgTypewriter" fo:font-family="TlwgTypewriter" style:font-style-name="Regular" style:font-family-generic="moder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3cm" fo:margin-bottom="0cm" fo:text-indent="0cm"/>
      <style:text-properties fo:font-size="1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2cm" fo:margin-bottom="0cm" fo:text-indent="0cm"/>
      <style:text-properties fo:font-size="14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1cm" fo:margin-bottom="0cm" fo:text-indent="0cm"/>
      <style:text-properties fo:font-size="12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cm" fo:margin-bottom="0cm" fo:text-indent="0cm"/>
      <style:text-properties fo:font-size="12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cm" fo:margin-bottom="0cm" fo:text-indent="0cm"/>
      <style:text-properties fo:font-size="12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cm" fo:margin-bottom="0cm" fo:text-indent="0cm"/>
      <style:text-properties fo:font-size="12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cm" fo:margin-bottom="0cm" fo:text-indent="0cm"/>
      <style:text-properties fo:font-size="12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cm" fo:margin-bottom="0cm" fo:text-indent="0cm"/>
      <style:text-properties fo:font-size="12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2cm" fo:margin-bottom="0.2cm" fo:margin-left="0.2cm" fo:margin-right="0.2cm" fo:page-width="6cm" fo:page-height="1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544cm" svg:height="7.575cm" svg:x="3.227cm" svg:y="2.485cm"/>
      <draw:page-thumbnail draw:layer="backgroundobjects" svg:width="4.544cm" svg:height="7.575cm" svg:x="3.227cm" svg:y="11.061cm"/>
      <draw:page-thumbnail draw:layer="backgroundobjects" svg:width="4.544cm" svg:height="7.575cm" svg:x="3.227cm" svg:y="19.637cm"/>
      <draw:page-thumbnail draw:layer="backgroundobjects" svg:width="4.544cm" svg:height="7.575cm" svg:x="13.227cm" svg:y="2.485cm"/>
      <draw:page-thumbnail draw:layer="backgroundobjects" svg:width="4.544cm" svg:height="7.575cm" svg:x="13.227cm" svg:y="11.061cm"/>
      <draw:page-thumbnail draw:layer="backgroundobjects" svg:width="4.544cm" svg:height="7.575cm" svg:x="13.227cm" svg:y="19.637cm"/>
    </style:handout-master>
    <style:master-page style:name="Default" style:page-layout-name="PM1" draw:style-name="Mdp1">
      <draw:frame presentation:style-name="Default-title" draw:layer="backgroundobjects" svg:width="5.04cm" svg:height="1.602cm" svg:x="0.48cm" svg:y="0.582cm" presentation:class="title" presentation:placeholder="true">
        <draw:text-box/>
      </draw:frame>
      <draw:frame presentation:style-name="Default-outline1" draw:layer="backgroundobjects" svg:width="5.04cm" svg:height="5.567cm" svg:x="0.48cm" svg:y="2.446cm" presentation:class="outline" presentation:placeholder="true">
        <draw:text-box/>
      </draw:frame>
      <draw:frame presentation:style-name="Mpr1" draw:text-style-name="MP2" draw:layer="backgroundobjects" svg:width="1.305cm" svg:height="0.661cm" svg:x="0.48cm" svg:y="8.9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.775cm" svg:height="0.661cm" svg:x="2.115cm" svg:y="8.9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305cm" svg:height="0.661cm" svg:x="4.215cm" svg:y="8.9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17:43:21.680227293</meta:creation-date>
    <dc:date>2020-03-16T03:36:08.879334969</dc:date>
    <meta:editing-duration>PT3H30M6S</meta:editing-duration>
    <meta:editing-cycles>12</meta:editing-cycles>
    <meta:generator>LibreOffice/6.0.7.3$Linux_x86 LibreOffice_project/00m0$Build-3</meta:generator>
    <meta:document-statistic meta:object-count="35"/>
  </office:meta>
</office:document-meta>
</file>